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72f" officeooo:paragraph-rsid="000d172f"/>
    </style:style>
    <style:style style:name="P2" style:family="paragraph" style:parent-style-name="Standard">
      <style:text-properties style:use-window-font-color="true" style:font-name="Droid Sans Mono" fo:font-size="10.5pt" fo:font-weight="normal" officeooo:rsid="000d172f" officeooo:paragraph-rsid="000d172f" fo:background-color="transparent"/>
    </style:style>
    <style:style style:name="P3" style:family="paragraph" style:parent-style-name="Standard">
      <style:text-properties officeooo:rsid="001a4829" officeooo:paragraph-rsid="001a4829"/>
    </style:style>
    <style:style style:name="P4" style:family="paragraph" style:parent-style-name="Standard">
      <style:text-properties officeooo:rsid="001d0024" officeooo:paragraph-rsid="001d0024"/>
    </style:style>
    <style:style style:name="P5" style:family="paragraph" style:parent-style-name="Standard">
      <style:text-properties officeooo:rsid="0023b793" officeooo:paragraph-rsid="0023b793"/>
    </style:style>
    <style:style style:name="P6" style:family="paragraph" style:parent-style-name="Standard">
      <style:text-properties officeooo:rsid="002584ea" officeooo:paragraph-rsid="002584ea"/>
    </style:style>
    <style:style style:name="P7" style:family="paragraph" style:parent-style-name="Preformatted_20_Text">
      <style:text-properties officeooo:rsid="000d172f" officeooo:paragraph-rsid="000d172f"/>
    </style:style>
    <style:style style:name="P8" style:family="paragraph" style:parent-style-name="Preformatted_20_Text">
      <style:text-properties officeooo:rsid="001d0024" officeooo:paragraph-rsid="001d0024"/>
    </style:style>
    <style:style style:name="P9" style:family="paragraph" style:parent-style-name="Preformatted_20_Text">
      <style:text-properties officeooo:rsid="0023b793" officeooo:paragraph-rsid="0023b793"/>
    </style:style>
    <style:style style:name="P10" style:family="paragraph" style:parent-style-name="Preformatted_20_Text">
      <style:text-properties officeooo:rsid="0023b793" officeooo:paragraph-rsid="0038e07f"/>
    </style:style>
    <style:style style:name="P11" style:family="paragraph" style:parent-style-name="Preformatted_20_Text">
      <style:text-properties officeooo:paragraph-rsid="00367c41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 style:parent-style-name="Text_20_body">
      <style:text-properties officeooo:paragraph-rsid="00367c41"/>
    </style:style>
    <style:style style:name="P14" style:family="paragraph" style:parent-style-name="Text_20_body">
      <style:text-properties officeooo:paragraph-rsid="00381075"/>
    </style:style>
    <style:style style:name="P15" style:family="paragraph" style:parent-style-name="Text_20_body">
      <style:text-properties officeooo:paragraph-rsid="003ce084"/>
    </style:style>
    <style:style style:name="P16" style:family="paragraph" style:parent-style-name="Text_20_body">
      <style:text-properties officeooo:paragraph-rsid="00405454"/>
    </style:style>
    <style:style style:name="P17" style:family="paragraph" style:parent-style-name="Text_20_body">
      <style:text-properties officeooo:paragraph-rsid="00405ffa"/>
    </style:style>
    <style:style style:name="P18" style:family="paragraph" style:parent-style-name="Text_20_body">
      <style:text-properties officeooo:paragraph-rsid="0046419f"/>
    </style:style>
    <style:style style:name="P19" style:family="paragraph" style:parent-style-name="Text_20_body">
      <style:text-properties officeooo:paragraph-rsid="0046419f"/>
    </style:style>
    <style:style style:name="T1" style:family="text">
      <style:text-properties officeooo:rsid="00095a8a"/>
    </style:style>
    <style:style style:name="T2" style:family="text">
      <style:text-properties officeooo:rsid="00127148"/>
    </style:style>
    <style:style style:name="T3" style:family="text">
      <style:text-properties officeooo:rsid="0016daef"/>
    </style:style>
    <style:style style:name="T4" style:family="text">
      <style:text-properties officeooo:rsid="0023b793"/>
    </style:style>
    <style:style style:name="T5" style:family="text">
      <style:text-properties officeooo:rsid="0038e07f"/>
    </style:style>
    <style:style style:name="T6" style:family="text">
      <style:text-properties officeooo:rsid="003bcbc5"/>
    </style:style>
    <style:style style:name="T7" style:family="text">
      <style:text-properties officeooo:rsid="004641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 commit -am "Ajout du convertisseur PDF en version 1.4"</text:p>
      <text:p text:style-name="Standard"/>
      <text:p text:style-name="Standard">git push</text:p>
      <text:p text:style-name="Standard"/>
      <text:p text:style-name="Standard">git pull</text:p>
      <text:p text:style-name="Standard"/>
      <text:p text:style-name="Standard">git commit -am "Ajout du convertisseur PDF en version 1.4"</text:p>
      <text:p text:style-name="Standard"/>
      <text:p text:style-name="Standard">git pull</text:p>
      <text:p text:style-name="Standard"/>
      <text:p text:style-name="Standard">git commit -am "Merge Anthony"</text:p>
      <text:p text:style-name="Standard"/>
      <text:p text:style-name="Standard">git push</text:p>
      <text:p text:style-name="Standard"/>
      <text:p text:style-name="Standard">git pull</text:p>
      <text:p text:style-name="Standard"/>
      <text:p text:style-name="Standard">git commit -am "Merge Anthony"</text:p>
      <text:p text:style-name="Standard"/>
      <text:p text:style-name="Standard">git branch <text:span text:style-name="T1">Michael</text:span></text:p>
      <text:p text:style-name="Standard"/>
      <text:p text:style-name="Standard">git checkout Michael</text:p>
      <text:p text:style-name="Standard"/>
      <text:p text:style-name="Standard">git push origin Michael</text:p>
      <text:p text:style-name="Standard"/>
      <text:p text:style-name="Standard">cd praeconis</text:p>
      <text:p text:style-name="Standard"/>
      <text:p text:style-name="Standard">git branch michaelfraniatte</text:p>
      <text:p text:style-name="Standard"/>
      <text:p text:style-name="Standard">git merge develop</text:p>
      <text:p text:style-name="Standard"/>
      <text:p text:style-name="Standard">git add .</text:p>
      <text:p text:style-name="Standard"/>
      <text:p text:style-name="Standard">git commit -am "Ajout du convertisseur PDF en version 1.4"</text:p>
      <text:p text:style-name="Standard"/>
      <text:p text:style-name="Standard">git push origin michaelfraniatte</text:p>
      <text:p text:style-name="Standard"/>
      <text:p text:style-name="Standard">git branch -a</text:p>
      <text:p text:style-name="Standard"/>
      <text:p text:style-name="Standard">git push origin --delete Michael</text:p>
      <text:p text:style-name="Standard"/>
      <text:p text:style-name="Standard">git push origin --delete michaelfraniatte</text:p>
      <text:p text:style-name="Standard"/>
      <text:p text:style-name="Standard">git checkout michaelfraniatte</text:p>
      <text:p text:style-name="Standard"/>
      <text:p text:style-name="Standard">git add .</text:p>
      <text:p text:style-name="Standard"/>
      <text:p text:style-name="Standard">git commit -am "Ajout du convertisseur PDF en version 1.4"</text:p>
      <text:p text:style-name="Standard"/>
      <text:p text:style-name="Standard">git push origin michaelfraniatte</text:p>
      <text:p text:style-name="Standard"/>
      <text:p text:style-name="Standard">git branch</text:p>
      <text:p text:style-name="Standard"/>
      <text:p text:style-name="Standard"><text:soft-page-break/>git pull origin develop</text:p>
      <text:p text:style-name="Standard"/>
      <text:p text:style-name="Standard">git branch</text:p>
      <text:p text:style-name="Standard"/>
      <text:p text:style-name="Standard">git pull origin develop</text:p>
      <text:p text:style-name="Standard"/>
      <text:p text:style-name="Standard">git reset --hard HEAD</text:p>
      <text:p text:style-name="Standard"/>
      <text:p text:style-name="Standard">git pull origin develop</text:p>
      <text:p text:style-name="Standard"/>
      <text:p text:style-name="P1">git fetch</text:p>
      <text:p text:style-name="P1"/>
      <text:p text:style-name="P1">git pull origin develop</text:p>
      <text:p text:style-name="P1"/>
      <text:p text:style-name="P1">sudo rm -R praeconis</text:p>
      <text:p text:style-name="P1"/>
      <text:p text:style-name="P2">git push origin --delete <text:span text:style-name="T2">michaelfraniatte</text:span></text:p>
      <text:p text:style-name="P1"/>
      <text:p text:style-name="P7"><text:span text:style-name="Source_20_Text">git fetch</text:span></text:p>
      <text:p text:style-name="P7"><text:span text:style-name="Source_20_Text"/></text:p>
      <text:p text:style-name="P12"><text:span text:style-name="Source_20_Text">git rebase origin/</text:span><text:span text:style-name="Source_20_Text"><text:span text:style-name="T3">develop</text:span></text:span></text:p>
      <text:p text:style-name="P1">git reset --hard HEAD</text:p>
      <text:p text:style-name="P1"/>
      <text:p text:style-name="P3">git status</text:p>
      <text:p text:style-name="P3"/>
      <text:p text:style-name="P3">git log</text:p>
      <text:p text:style-name="P3"/>
      <text:p text:style-name="P3">git pull</text:p>
      <text:p text:style-name="P3"/>
      <text:p text:style-name="P3">git commit --amend -m "Correction du retour de recette CIRCE 2 PERFORMANCE du 09/11/2020, première étape"</text:p>
      <text:p text:style-name="P3"/>
      <text:p text:style-name="P4">git checkout .</text:p>
      <text:p text:style-name="P4"/>
      <text:p text:style-name="P4">git clone --branch michaelfraniatte <text:a xlink:type="simple" xlink:href="http://git.giesima.fr/pv3/praeconis.git" text:style-name="Internet_20_link" text:visited-style-name="Visited_20_Internet_20_Link">http://git.giesima.fr/pv3/praeconis.git</text:a></text:p>
      <text:p text:style-name="P4"/>
      <text:p text:style-name="P4">git checkout -- .</text:p>
      <text:p text:style-name="Standard"><text:a xlink:type="simple" xlink:href="https://sima-mmc.slack.com/archives/CB54LHERY/p1611915059074400" text:style-name="Internet_20_link" text:visited-style-name="Visited_20_Internet_20_Link"/></text:p>
      <text:p text:style-name="Standard">git clean -i</text:p>
      <text:p text:style-name="P4"/>
      <text:p text:style-name="P8"><text:span text:style-name="Source_20_Text">git reset --soft HEAD~1</text:span></text:p>
      <text:p text:style-name="P4"/>
      <text:p text:style-name="P8"><text:span text:style-name="Source_20_Text">git reset --hard origin</text:span></text:p>
      <text:p text:style-name="P4"/>
      <text:p text:style-name="P8"><text:span text:style-name="Source_20_Text">git reset --hard origin/&lt;branch&gt;</text:span></text:p>
      <text:p text:style-name="P4"/>
      <text:p text:style-name="P5">git add .</text:p>
      <text:p text:style-name="P5"/>
      <text:p text:style-name="P5">git reset .</text:p>
      <text:p text:style-name="P5"/>
      <text:p text:style-name="P9"><text:span text:style-name="Source_20_Text">git clone --branch &lt;branchname&gt; &lt;remote-repo-url&gt;</text:span></text:p>
      <text:p text:style-name="P5"/>
      <text:p text:style-name="P6">git branch -D localbranch</text:p>
      <text:p text:style-name="P5"><text:soft-page-break/>git checkout origin/develop config/drupal/whitelist</text:p>
      <text:p text:style-name="P5"/>
      <text:p text:style-name="P5">git checkout – web/themes/custom/mutest/assets/css/styles.css</text:p>
      <text:p text:style-name="P5"/>
      <text:p text:style-name="P9"><text:span text:style-name="Source_20_Text">export GIT_SSL_NO_VERIFY=1</text:span></text:p>
      <text:p text:style-name="P9"><text:span text:style-name="Source_20_Text"/></text:p>
      <text:p text:style-name="P9"><text:span text:style-name="Source_20_Text">git remote -v</text:span></text:p>
      <text:p text:style-name="Preformatted_20_Text">origin <text:s/><text:a xlink:type="simple" xlink:href="http://git.giesima.fr/pv3/praeconis.git" office:target-frame-name="_blank" xlink:show="new" text:style-name="Internet_20_link" text:visited-style-name="Visited_20_Internet_20_Link">http://git.giesima.fr/pv3/praeconis.git</text:a> (fetch)</text:p>
      <text:p text:style-name="P12">origin <text:s/><text:a xlink:type="simple" xlink:href="http://git.giesima.fr/pv3/praeconis.git" office:target-frame-name="_blank" xlink:show="new" text:style-name="Internet_20_link" text:visited-style-name="Visited_20_Internet_20_Link">http://git.giesima.fr/pv3/praeconis.git</text:a> (push)</text:p>
      <text:p text:style-name="Preformatted_20_Text">git config -l</text:p>
      <text:p text:style-name="Preformatted_20_Text">user.name=franiattem</text:p>
      <text:p text:style-name="Preformatted_20_Text">user.email=m.franiatte@giesima.fr</text:p>
      <text:p text:style-name="Preformatted_20_Text">core.repositoryformatversion=0</text:p>
      <text:p text:style-name="Preformatted_20_Text">core.filemode=true</text:p>
      <text:p text:style-name="Preformatted_20_Text">core.bare=false</text:p>
      <text:p text:style-name="Preformatted_20_Text">core.logallrefupdates=true</text:p>
      <text:p text:style-name="Preformatted_20_Text">remote.origin.url=<text:a xlink:type="simple" xlink:href="http://git.giesima.fr/pv3/praeconis.git" office:target-frame-name="_blank" xlink:show="new" text:style-name="Internet_20_link" text:visited-style-name="Visited_20_Internet_20_Link">http://git.giesima.fr/pv3/praeconis.git</text:a></text:p>
      <text:p text:style-name="Preformatted_20_Text">remote.origin.fetch=+refs/heads/*:refs/remotes/origin/*</text:p>
      <text:p text:style-name="Preformatted_20_Text">branch.develop.remote=origin</text:p>
      <text:p text:style-name="Preformatted_20_Text">branch.develop.merge=refs/heads/develop</text:p>
      <text:p text:style-name="Preformatted_20_Text">branch.micha.remote=origin</text:p>
      <text:p text:style-name="P12">branch.micha.merge=refs/heads/develop</text:p>
      <text:p text:style-name="P9"><text:span text:style-name="Source_20_Text">git remote set-url origin https://github.com/USERNAME/REPOSITORY.git</text:span></text:p>
      <text:p text:style-name="P5"/>
      <text:p text:style-name="P9"><text:span text:style-name="Source_20_Text">git branch --track &lt;new-branch&gt; origin/&lt;base-branch&gt;</text:span></text:p>
      <text:p text:style-name="P5"/>
      <text:p text:style-name="P9"><text:span text:style-name="Source_20_Text">git reset --hard HEAD</text:span></text:p>
      <text:p text:style-name="P5"/>
      <text:p text:style-name="P5">git checkout master</text:p>
      <text:p text:style-name="P5"/>
      <text:p text:style-name="P5">git checkout -b RPG-8-franiatte</text:p>
      <text:p text:style-name="P5"/>
      <text:p text:style-name="P5">git pull origin RPG-8</text:p>
      <text:p text:style-name="P5"/>
      <text:p text:style-name="P5"><text:span text:style-name="Source_20_Text">git commit -m "..." --no-verify</text:span></text:p>
      <text:p text:style-name="P5"><text:span text:style-name="Source_20_Text"/></text:p>
      <text:p text:style-name="P5"><text:span text:style-name="Source_20_Text">git log</text:span></text:p>
      <text:p text:style-name="P5"><text:span text:style-name="Source_20_Text"/></text:p>
      <text:p text:style-name="P5"><text:span text:style-name="Source_20_Text">git fetch</text:span></text:p>
      <text:p text:style-name="P5"><text:span text:style-name="Source_20_Text"/></text:p>
      <text:p text:style-name="P5"><text:span text:style-name="Source_20_Text">git checkout develop</text:span></text:p>
      <text:p text:style-name="P5"><text:span text:style-name="Source_20_Text"/></text:p>
      <text:p text:style-name="P5"><text:span text:style-name="Source_20_Text">git branch -v -a</text:span></text:p>
      <text:p text:style-name="P5"><text:span text:style-name="Source_20_Text"/></text:p>
      <text:p text:style-name="P5"><text:span text:style-name="Source_20_Text">git checkout -b RPG-M-2 origin/develop</text:span></text:p>
      <text:p text:style-name="P5"><text:span text:style-name="Source_20_Text"/></text:p>
      <text:p text:style-name="P5"><text:span text:style-name="Source_20_Text">git checkout -b RPG-M-3 origin/develop</text:span></text:p>
      <text:p text:style-name="P5"><text:span text:style-name="Source_20_Text"/></text:p>
      <text:p text:style-name="P9"><text:span text:style-name="Source_20_Text">git clone -b &lt;branchname&gt; &lt;remote-repo-url&gt;</text:span></text:p>
      <text:p text:style-name="P9"><text:span text:style-name="Source_20_Text"/></text:p>
      <text:p text:style-name="P10"><text:span text:style-name="Source_20_Text"><text:span text:style-name="T5">git fetch</text:span></text:span></text:p>
      <text:p text:style-name="P9"><text:span text:style-name="Source_20_Text"/></text:p>
      <text:p text:style-name="P9"><text:span text:style-name="Source_20_Text">git branch RPG-11-franiatte origin/develop</text:span></text:p>
      <text:p text:style-name="P9"><text:span text:style-name="Source_20_Text"/></text:p>
      <text:p text:style-name="P11"><text:span text:style-name="Source_20_Text"><text:span text:style-name="T4">git checkout RPG-11-franiatte</text:span></text:span></text:p>
      <text:p text:style-name="P11"><text:span text:style-name="Source_20_Text"/></text:p>
      <text:p text:style-name="P11"><text:soft-page-break/><text:span text:style-name="Source_20_Text">git remote rm origin</text:span></text:p>
      <text:p text:style-name="P14"><text:span text:style-name="Source_20_Text">git remote add origin https://git.giesima.fr/sites_institutionnels/assemblee-generale.git</text:span></text:p>
      <text:p text:style-name="P11"><text:span text:style-name="Source_20_Text">pre-commit run --all-files</text:span></text:p>
      <text:p text:style-name="Preformatted_20_Text">git add .</text:p>
      <text:p text:style-name="Preformatted_20_Text">git commit -m "..."</text:p>
      <text:p text:style-name="P12">git push origin RPG...</text:p>
      <text:p text:style-name="P13"><text:span text:style-name="Source_20_Text">git branch recettage_michael origin/rel/8.25.1.18-fix2</text:span></text:p>
      <text:p text:style-name="P13"><text:span text:style-name="Source_20_Text">git branch origin rel/4.1.1</text:span></text:p>
      <text:p text:style-name="P11"><text:span text:style-name="Source_20_Text">git branch -d </text:span><text:span text:style-name="Source_20_Text"><text:span text:style-name="T6">develop</text:span></text:span></text:p>
      <text:p text:style-name="P11"><text:span text:style-name="Source_20_Text"/></text:p>
      <text:p text:style-name="P15"><text:span text:style-name="Source_20_Text">git branch develop origin/rel/4.1.1</text:span></text:p>
      <text:p text:style-name="P15"><text:span text:style-name="Source_20_Text"/></text:p>
      <text:p text:style-name="P15"><text:span text:style-name="Source_20_Text">git clone http://v-info-01:83/php-lovers/generation_appelcot_refractor_simple.git</text:span></text:p>
      <text:p text:style-name="P15"><text:span text:style-name="Source_20_Text">git remote set-url origin http://git.giesima.fr/applications_generation/generation_auto_metier/appel_cot.git</text:span></text:p>
      <text:p text:style-name="P15"><text:span text:style-name="Source_20_Text">git add .</text:span></text:p>
      <text:p text:style-name="P15"><text:span text:style-name="Source_20_Text">git commit -m "Ajout de iReport"</text:span></text:p>
      <text:p text:style-name="P15"><text:span text:style-name="Source_20_Text">git pull origin master --allow-unrelated-histories</text:span></text:p>
      <text:p text:style-name="P15"><text:span text:style-name="Source_20_Text">git push origin master</text:span></text:p>
      <text:p text:style-name="P15"><text:span text:style-name="Source_20_Text"/></text:p>
      <text:p text:style-name="P15"><text:span text:style-name="Source_20_Text">git remote set-url origin </text:span><text:a xlink:type="simple" xlink:href="http://v-info-01:83/php-lovers/generation_appelcot_refractor_simple.git" text:style-name="Internet_20_link" text:visited-style-name="Visited_20_Internet_20_Link"><text:span text:style-name="Source_20_Text">http://v-info-01:83/php-lovers/generation_appelcot_refractor_simple.git</text:span></text:a></text:p>
      <text:p text:style-name="P15"><text:span text:style-name="Source_20_Text">git fetch --all</text:span></text:p>
      <text:p text:style-name="P15"><text:span text:style-name="Source_20_Text">git branch -r</text:span></text:p>
      <text:p text:style-name="P15"><text:span text:style-name="Source_20_Text">git fetch origin</text:span></text:p>
      <text:p text:style-name="P15"><text:span text:style-name="Source_20_Text">git branch -a</text:span></text:p>
      <text:p text:style-name="P15"><text:span text:style-name="Source_20_Text">git checkout -b backup origin/backup</text:span></text:p>
      <text:p text:style-name="P16"><text:span text:style-name="Source_20_Text">git checkout -b release/1.0.1 origin/release/1.0.1</text:span></text:p>
      <text:p text:style-name="P16"><text:span text:style-name="Source_20_Text">git checkout -b release/1.0.2 origin/release/1.0.2</text:span></text:p>
      <text:p text:style-name="P16"><text:span text:style-name="Source_20_Text">git checkout -b release/1.0.3 origin/release/1.0.3</text:span></text:p>
      <text:p text:style-name="P16"><text:span text:style-name="Source_20_Text">git checkout -b release/1.0.4 origin/release/1.0.4</text:span></text:p>
      <text:p text:style-name="P16"><text:soft-page-break/><text:span text:style-name="Source_20_Text">git checkout -b release/1.1.0 origin/release/1.1.0</text:span></text:p>
      <text:p text:style-name="P16"><text:span text:style-name="Source_20_Text">git checkout -b release/server/1.0.0 origin/release/server/1.0.0</text:span></text:p>
      <text:p text:style-name="P16"><text:span text:style-name="Source_20_Text">git checkout -b release/server/1.0.1 origin/release/server/1.0.1</text:span></text:p>
      <text:p text:style-name="P16"><text:span text:style-name="Source_20_Text">git checkout -b release/server/1.0.2 origin/release/server/1.0.2</text:span></text:p>
      <text:p text:style-name="P16"><text:span text:style-name="Source_20_Text"/></text:p>
      <text:p text:style-name="P16"><text:span text:style-name="Source_20_Text">git checkout -b modif_contrat_responsable origin/modif_contrat_responsable</text:span></text:p>
      <text:p text:style-name="P17"><text:span text:style-name="Source_20_Text">git checkout -b release/1.0.1 origin/release/1.0.1</text:span></text:p>
      <text:p text:style-name="P17"><text:span text:style-name="Source_20_Text">git checkout -b release/1.1.0 origin/release/1.1.0</text:span></text:p>
      <text:p text:style-name="P17"><text:span text:style-name="Source_20_Text">git checkout -b release/server/1.0.0 origin/release/server/1.0.0</text:span></text:p>
      <text:p text:style-name="P17"><text:span text:style-name="Source_20_Text"/></text:p>
      <text:p text:style-name="P17"><text:span text:style-name="Source_20_Text">git checkout release/server/1.0.0</text:span></text:p>
      <text:p text:style-name="P17"><text:span text:style-name="Source_20_Text">git push origin release/server/1.0.0</text:span></text:p>
      <text:p text:style-name="P17"><text:span text:style-name="Source_20_Text"/></text:p>
      <text:p text:style-name="P18"><text:span text:style-name="Source_20_Text"><text:span text:style-name="T7">git add readme.md</text:span></text:span></text:p>
      <text:p text:style-name="P18"><text:span text:style-name="Source_20_Text"><text:span text:style-name="T7">git reset readme.md</text:span></text:span></text:p>
      <text:p text:style-name="P18"><text:span text:style-name="Source_20_Text">git clean -df</text:span></text:p>
      <text:p text:style-name="P18"><text:span text:style-name="Source_20_Text"/></text:p>
      <text:p text:style-name="P18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1:03:41.728826007</meta:creation-date>
    <meta:generator>LibreOffice/6.1.5.2$Linux_X86_64 LibreOffice_project/10$Build-2</meta:generator>
    <dc:date>2021-08-09T11:20:14.350316964</dc:date>
    <meta:editing-duration>PT14H28M20S</meta:editing-duration>
    <meta:editing-cycles>57</meta:editing-cycles>
    <meta:document-statistic meta:table-count="0" meta:image-count="0" meta:object-count="0" meta:page-count="5" meta:paragraph-count="128" meta:word-count="494" meta:character-count="4087" meta:non-whitespace-character-count="3735"/>
  </office:meta>
</office:document-meta>
</file>